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Mono" svg:font-family="'Roboto Mono', 'Courier New', Courier, monospace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1"/>
    </style:style>
    <style:style style:name="P2" style:family="paragraph" style:parent-style-name="HTML_20_Preformatted">
      <style:paragraph-properties fo:margin-top="0cm" fo:margin-bottom="0cm" loext:contextual-spacing="true" fo:line-height="100%"/>
      <style:text-properties fo:color="#111111" fo:font-size="11pt" fo:font-weight="bold" style:font-size-asian="11pt" style:font-weight-asian="bold" style:font-size-complex="11pt"/>
    </style:style>
    <style:style style:name="P3" style:family="paragraph" style:parent-style-name="Preformatted_20_Text">
      <style:paragraph-properties fo:margin-top="0cm" fo:margin-bottom="0cm" loext:contextual-spacing="true" fo:line-height="100%"/>
      <style:text-properties fo:font-variant="normal" fo:text-transform="none" fo:color="#111111" style:font-name="Chilanka" fo:font-size="11pt" fo:letter-spacing="normal" fo:font-style="normal" fo:font-weight="bold" style:font-size-asian="11pt" style:font-style-asian="normal" style:font-weight-asian="bold" style:font-size-complex="11pt"/>
    </style:style>
    <style:style style:name="P4" style:family="paragraph" style:parent-style-name="Preformatted_20_Text">
      <style:paragraph-properties fo:margin-top="0cm" fo:margin-bottom="0.66cm" loext:contextual-spacing="true" fo:line-height="100%" fo:orphans="2" fo:widows="2"/>
      <style:text-properties fo:font-variant="normal" fo:text-transform="none" fo:color="#000000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4pt" fo:font-style="italic" style:text-underline-style="solid" style:text-underline-width="auto" style:text-underline-color="font-color" fo:font-weight="bold" officeooo:rsid="001bb97e" officeooo:paragraph-rsid="001bb97e" style:font-name-asian="Times New Roman" style:font-size-asian="14pt" style:language-asian="pt" style:country-asian="BR" style:font-style-asian="italic" style:font-weight-asian="bold" style:font-name-complex="Courier New1"/>
    </style:style>
    <style:style style:name="P6" style:family="paragraph" style:parent-style-name="Standard">
      <style:paragraph-properties fo:margin-top="0cm" fo:margin-bottom="0cm" loext:contextual-spacing="true" fo:line-height="100%"/>
    </style:style>
    <style:style style:name="P7" style:family="paragraph" style:parent-style-name="Standard">
      <style:paragraph-properties fo:margin-top="0cm" fo:margin-bottom="0cm" loext:contextual-spacing="true" fo:line-height="100%"/>
      <style:text-properties fo:font-variant="normal" fo:text-transform="none" style:text-line-through-style="none" style:text-line-through-type="none" style:font-name="Chilanka" fo:letter-spacing="normal" fo:font-style="normal" style:text-underline-style="none" fo:font-weight="bold" style:text-blinking="false" style:font-style-asian="normal" style:font-weight-asian="bold"/>
    </style:style>
    <style:style style:name="P8" style:family="paragraph" style:parent-style-name="Preformatted_20_Text">
      <style:paragraph-properties fo:margin-top="0cm" fo:margin-bottom="0cm" loext:contextual-spacing="false" fo:line-height="100%" fo:orphans="2" fo:widows="2"/>
      <style:text-properties officeooo:paragraph-rsid="0019c086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60%" fo:orphans="2" fo:widows="2" fo:text-indent="0cm" style:auto-text-indent="false"/>
      <style:text-properties fo:color="#111111" style:font-name="Chilanka1" fo:font-size="11pt" style:font-size-asian="11pt" style:font-size-complex="11pt"/>
    </style:style>
    <style:style style:name="P10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officeooo:paragraph-rsid="001bb97e"/>
    </style:style>
    <style:style style:name="P11" style:family="paragraph" style:parent-style-name="Preformatted_20_Text">
      <style:paragraph-properties fo:margin-top="0cm" fo:margin-bottom="0cm" loext:contextual-spacing="true" fo:line-height="160%" fo:orphans="2" fo:widows="2"/>
    </style:style>
    <style:style style:name="P12" style:family="paragraph" style:parent-style-name="Preformatted_20_Text">
      <style:paragraph-properties fo:margin-top="0cm" fo:margin-bottom="0cm" loext:contextual-spacing="true" fo:line-height="160%" fo:orphans="2" fo:widows="2"/>
      <style:text-properties fo:font-variant="normal" fo:text-transform="none" fo:color="#111111" style:font-name="Chilanka1" fo:font-size="11pt" fo:letter-spacing="normal" fo:font-style="normal" fo:font-weight="normal" style:font-size-asian="11pt" style:font-size-complex="11pt"/>
    </style:style>
    <style:style style:name="P13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111111" style:font-name="Chilanka1" fo:font-size="11pt" fo:letter-spacing="normal" fo:font-style="normal" fo:font-weight="normal" style:font-size-asian="11pt" style:font-size-complex="11pt"/>
    </style:style>
    <style:style style:name="P14" style:family="paragraph" style:parent-style-name="Preformatted_20_Text">
      <style:paragraph-properties fo:margin-top="0cm" fo:margin-bottom="0cm" loext:contextual-spacing="true" fo:line-height="160%" fo:orphans="2" fo:widows="2"/>
      <style:text-properties fo:font-variant="normal" fo:text-transform="none" fo:color="#111111" style:font-name="Chilanka1" fo:font-size="11pt" fo:letter-spacing="normal" style:font-size-asian="11pt" style:font-size-complex="11pt"/>
    </style:style>
    <style:style style:name="P15" style:family="paragraph" style:parent-style-name="Preformatted_20_Text">
      <style:paragraph-properties fo:margin-top="0cm" fo:margin-bottom="0cm" loext:contextual-spacing="true" fo:line-height="100%" fo:orphans="2" fo:widows="2"/>
      <style:text-properties fo:color="#111111" style:font-name="Chilanka1" fo:font-size="11pt" officeooo:paragraph-rsid="0019c086" style:font-size-asian="11pt" style:font-size-complex="11pt"/>
    </style:style>
    <style:style style:name="P16" style:family="paragraph" style:parent-style-name="Preformatted_20_Text">
      <style:paragraph-properties fo:margin-top="0cm" fo:margin-bottom="0cm" loext:contextual-spacing="true" fo:line-height="160%" fo:orphans="2" fo:widows="2"/>
      <style:text-properties fo:color="#111111" style:font-name="Chilanka1" fo:font-size="11pt" style:font-size-asian="11pt" style:font-size-complex="11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000000"/>
      <style:text-properties style:font-name="Chilanka" fo:font-size="24pt"/>
    </style:style>
    <style:style style:name="P19" style:family="paragraph">
      <style:paragraph-properties fo:line-height="160%"/>
    </style:style>
    <style:style style:name="P20" style:family="paragraph">
      <loext:graphic-properties draw:fill="none" draw:fill-color="#ffffff"/>
      <style:paragraph-properties fo:line-height="160%"/>
      <style:text-properties fo:color="#111111" style:font-name="Chilanka1" fo:font-size="11pt" style:font-size-asian="11pt" style:font-name-complex="Chilanka1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000000" style:font-name="Chilanka" fo:font-size="11pt" fo:letter-spacing="normal" fo:font-style="normal" fo:font-weight="bold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hilanka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fo:color="#000000" style:font-name="Chilanka" fo:font-size="11pt" fo:letter-spacing="normal" fo:font-style="normal" fo:font-weight="bold" officeooo:rsid="0019c086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font-name="Chilanka" fo:font-size="11pt" fo:letter-spacing="normal" fo:font-style="normal" fo:font-weight="norm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Chilanka" fo:font-size="11pt" fo:letter-spacing="normal" fo:font-style="normal" style:text-underline-style="none" fo:font-weight="bold" officeooo:rsid="001bb97e" style:text-blinking="false" style:font-size-asian="11pt" style:font-style-asian="normal" style:font-weight-asian="bold" style:font-size-complex="11pt"/>
    </style:style>
    <style:style style:name="T6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8" style:family="text">
      <style:text-properties fo:font-variant="normal" fo:text-transform="none" fo:color="#ff7700" style:font-name="Chilanka" fo:font-size="11pt" fo:letter-spacing="normal" fo:font-style="normal" fo:font-weight="bold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ff7700" fo:font-size="11pt" fo:letter-spacing="normal" fo:font-style="normal" fo:font-weight="bold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fo:color="#ff7700" fo:letter-spacing="normal" fo:font-style="normal" fo:font-weight="bold" style:font-style-asian="normal" style:font-weight-asian="normal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/>
    </style:style>
    <style:style style:name="T13" style:family="text">
      <style:text-properties fo:font-variant="normal" fo:text-transform="none" fo:letter-spacing="normal" fo:font-style="normal" fo:font-weight="bold"/>
    </style:style>
    <style:style style:name="T14" style:family="text">
      <style:text-properties fo:font-variant="normal" fo:text-transform="none" fo:letter-spacing="normal" fo:font-style="normal" fo:font-weight="bold" style:font-style-asian="normal" style:font-weight-asian="normal"/>
    </style:style>
    <style:style style:name="T15" style:family="text">
      <style:text-properties fo:font-variant="normal" fo:text-transform="none" fo:color="#111111" style:font-name="Chilanka1" fo:font-size="11pt" fo:letter-spacing="normal" fo:font-style="normal" fo:font-weight="bold" style:font-size-asian="11pt" style:font-style-asian="normal" style:font-weight-asian="normal" style:font-size-complex="11pt"/>
    </style:style>
    <style:style style:name="T16" style:family="text">
      <style:text-properties fo:font-variant="normal" fo:text-transform="none" fo:color="#111111" style:font-name="Chilanka1" fo:font-size="11pt" fo:letter-spacing="normal" fo:font-style="normal" fo:font-weight="normal" style:font-size-asian="11pt" style:font-style-asian="normal" style:font-weight-asian="normal" style:font-size-complex="11pt"/>
    </style:style>
    <style:style style:name="T17" style:family="text">
      <style:text-properties fo:font-variant="normal" fo:text-transform="none" fo:color="#111111" style:font-name="Chilanka1" fo:font-size="11pt" fo:letter-spacing="normal" fo:font-style="normal" fo:font-weight="normal" style:font-size-asian="11pt" style:font-size-complex="11pt"/>
    </style:style>
    <style:style style:name="T18" style:family="text">
      <style:text-properties fo:color="#ff7700" style:font-name="Roboto Mono" fo:font-size="10.5pt" fo:font-style="normal" fo:font-weight="bold"/>
    </style:style>
    <style:style style:name="T19" style:family="text">
      <style:text-properties fo:color="#ff7700" fo:font-size="10.5pt" fo:font-style="normal" fo:font-weight="bold"/>
    </style:style>
    <style:style style:name="T20" style:family="text">
      <style:text-properties fo:color="#ff7700" fo:font-style="normal" fo:font-weight="bold"/>
    </style:style>
    <style:style style:name="T21" style:family="text">
      <style:text-properties fo:font-style="normal" fo:font-weight="bold"/>
    </style:style>
    <style:style style:name="T22" style:family="text">
      <style:text-properties fo:font-style="normal" fo:font-weight="normal"/>
    </style:style>
    <style:style style:name="T23" style:family="text">
      <style:text-properties style:font-name="Roboto Mono" fo:font-size="10.5pt" fo:font-style="normal" fo:font-weight="normal"/>
    </style:style>
    <style:style style:name="T24" style:family="text">
      <style:text-properties fo:font-size="10.5pt" fo:font-style="normal" fo:font-weight="normal"/>
    </style:style>
    <style:style style:name="T25" style:family="text">
      <style:text-properties style:font-name="Chilanka" fo:font-size="24pt"/>
    </style:style>
    <style:style style:name="T26" style:family="text">
      <style:text-properties fo:color="#111111" style:font-name="Chilanka1" fo:font-size="11pt" style:font-size-asian="11pt" style:font-name-complex="Chilanka1"/>
    </style:style>
    <style:style style:name="T27" style:family="text">
      <style:text-properties fo:color="#111111" style:font-name="Chilanka1" fo:font-size="11pt" fo:font-weight="bold" style:font-size-asian="11pt" style:font-weight-asian="bold" style:font-name-complex="Chilanka1" style:font-weight-complex="bold"/>
    </style: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6.7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none" draw:textarea-horizontal-align="justify" draw:textarea-vertical-align="middle" draw:auto-grow-height="false" fo:min-height="5.583cm" fo:min-width="6.0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name="Figura1" draw:style-name="gr1" draw:text-style-name="P17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És meu Deus<draw:custom-shape text:anchor-type="char" draw:z-index="1" draw:style-name="gr2" draw:text-style-name="P18" svg:width="0.899cm" svg:height="0.851cm" svg:x="18.179cm" svg:y="0.005cm"><text:p><text:span text:style-name="T25">84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"/>
      <text:p text:style-name="P2"/>
      <text:p text:style-name="P6"><text:bookmark text:name="cifra_tom"/><text:span text:style-name="T1">Tom: </text:span><text:span text:style-name="Internet_20_link"><text:span text:style-name="T5">F</text:span></text:span></text:p>
      <text:p text:style-name="P7"><text:bookmark text:name="cifra_capo"/><text:bookmark text:name="cifra_afi"/></text:p>
      <text:p text:style-name="P10"><text:span text:style-name="T2">Intro</text:span><text:span text:style-name="T4">: <text:s/></text:span><text:span text:style-name="T15">F</text:span><text:span text:style-name="T16"> <text:s/></text:span><text:span text:style-name="T15">C9</text:span><text:span text:style-name="T16"> <text:s/></text:span><text:span text:style-name="T15">Dm</text:span><text:span text:style-name="T16"> <text:s/></text:span><text:span text:style-name="T15">Bb9</text:span></text:p>
      <text:p text:style-name="P13"><draw:frame text:anchor-type="paragraph" draw:z-index="2" draw:name="Forma1" draw:style-name="gr3" draw:text-style-name="P20" svg:width="8.229cm" svg:height="26.704cm" svg:x="11.008cm" svg:y="0.092cm"><draw:text-box><text:p text:style-name="P19"><text:span text:style-name="T26"><text:s text:c="8"/></text:span><text:span text:style-name="T27">F</text:span><text:span text:style-name="T26"> </text:span><text:span text:style-name="T26"><text:s text:c="11"/></text:span><text:span text:style-name="T26"><text:s/></text:span><text:span text:style-name="T26"><text:tab/></text:span><text:span text:style-name="T26"><text:tab/></text:span><text:span text:style-name="T26"> <text:s text:c="5"/></text:span><text:span text:style-name="T27">C9</text:span></text:p><text:p text:style-name="P19"><text:span text:style-name="T26">És </text:span><text:span text:style-name="T26">meu </text:span><text:span text:style-name="T26">Deus </text:span><text:span text:style-name="T26">e em </text:span><text:span text:style-name="T26">Ti </text:span><text:span text:style-name="T26">confi</text:span><text:span text:style-name="T26">o</text:span></text:p><text:p text:style-name="P19"><text:span text:style-name="T26"><text:s text:c="8"/></text:span><text:span text:style-name="T27">Dm</text:span><text:span text:style-name="T26"> <text:s text:c="5"/></text:span><text:span text:style-name="T26"><text:s text:c="7"/></text:span><text:span text:style-name="T26"><text:tab/></text:span><text:span text:style-name="T26"> <text:s text:c="2"/></text:span><text:span text:style-name="T27">Bb9</text:span></text:p><text:p text:style-name="P19"><text:span text:style-name="T26">És </text:span><text:span text:style-name="T26">meu </text:span><text:span text:style-name="T26">Deus </text:span><text:span text:style-name="T26">e em </text:span><text:span text:style-name="T26">Ti </text:span><text:span text:style-name="T26">confi</text:span><text:span text:style-name="T26">o</text:span></text:p><text:p text:style-name="P19"><text:span text:style-name="T26"><text:s text:c="8"/></text:span><text:span text:style-name="T27">F</text:span><text:span text:style-name="T26"> </text:span><text:span text:style-name="T26"><text:s text:c="11"/></text:span><text:span text:style-name="T26"><text:s text:c="3"/></text:span><text:span text:style-name="T26"><text:tab/></text:span><text:span text:style-name="T26"> <text:s text:c="4"/></text:span><text:span text:style-name="T27">C9</text:span></text:p><text:p text:style-name="P19"><text:span text:style-name="T26">És </text:span><text:span text:style-name="T26">meu </text:span><text:span text:style-name="T26">Deus </text:span><text:span text:style-name="T26">e em </text:span><text:span text:style-name="T26">Ti </text:span><text:span text:style-name="T26">confi</text:span><text:span text:style-name="T26">o</text:span></text:p><text:p text:style-name="P19"><text:span text:style-name="T26"><text:s text:c="11"/></text:span><text:span text:style-name="T26"><text:s text:c="2"/></text:span><text:span text:style-name="T27">Dm</text:span><text:span text:style-name="T26"> <text:s text:c="3"/></text:span><text:span text:style-name="T26"><text:s text:c="10"/></text:span><text:span text:style-name="T26"><text:tab/></text:span><text:span text:style-name="T26"> <text:s text:c="4"/></text:span><text:span text:style-name="T27">Bb9</text:span></text:p><text:p text:style-name="P19"><text:span text:style-name="T26">És </text:span><text:span text:style-name="T26">meu </text:span><text:span text:style-name="T26">Deus </text:span><text:span text:style-name="T26">e em </text:span><text:span text:style-name="T26">Ti </text:span><text:span text:style-name="T26">confi</text:span><text:span text:style-name="T26">o</text:span></text:p><text:p text:style-name="P19"><text:span text:style-name="T26"/></text:p><text:p text:style-name="P19"><text:span text:style-name="T26"><text:s/></text:span></text:p><text:p text:style-name="P19"><text:span text:style-name="T26"><text:s text:c="7"/></text:span><text:span text:style-name="T27">Dm</text:span></text:p><text:p text:style-name="P19"><text:span text:style-name="T26">E no </text:span><text:span text:style-name="T26">deser</text:span><text:span text:style-name="T26">to </text:span><text:span text:style-name="T26">minha </text:span><text:span text:style-name="T26">provis</text:span><text:span text:style-name="T26">ão Tu </text:span><text:span text:style-name="T26">serás</text:span></text:p><text:p text:style-name="P19"><text:span text:style-name="T26"><text:s text:c="4"/></text:span><text:span text:style-name="T27">Bb9</text:span></text:p><text:p text:style-name="P19"><text:span text:style-name="T26">Me </text:span><text:span text:style-name="T26">leve </text:span><text:span text:style-name="T26">em </text:span><text:span text:style-name="T26">Teus </text:span><text:span text:style-name="T26">braço</text:span><text:span text:style-name="T26">s se </text:span><text:span text:style-name="T26">eu me </text:span><text:span text:style-name="T26">cansa</text:span><text:span text:style-name="T26">r</text:span></text:p><text:p text:style-name="P19"><text:span text:style-name="T26"/></text:p><text:p text:style-name="P19"><text:span text:style-name="T26">[Refr</text:span><text:span text:style-name="T26">ão]</text:span></text:p><text:p text:style-name="P19"><text:span text:style-name="T26"/></text:p><text:p text:style-name="P19"><text:span text:style-name="T26"><text:s text:c="8"/></text:span><text:span text:style-name="T27">F</text:span><text:span text:style-name="T26"> </text:span><text:span text:style-name="T26"><text:s text:c="11"/></text:span><text:span text:style-name="T26"><text:s text:c="3"/></text:span><text:span text:style-name="T27">C</text:span></text:p><text:p text:style-name="P19"><text:span text:style-name="T26">És </text:span><text:span text:style-name="T26">meu </text:span><text:span text:style-name="T26">Deus </text:span><text:span text:style-name="T26">e em </text:span><text:span text:style-name="T26">Ti </text:span><text:span text:style-name="T26">confi</text:span><text:span text:style-name="T26">o</text:span></text:p><text:p text:style-name="P19"><text:span text:style-name="T26"><text:s text:c="8"/></text:span><text:span text:style-name="T27">Dm</text:span><text:span text:style-name="T26"> <text:s text:c="5"/></text:span><text:span text:style-name="T26"><text:s text:c="8"/></text:span><text:span text:style-name="T27">Bb9</text:span></text:p><text:p text:style-name="P19"><text:span text:style-name="T26">És </text:span><text:span text:style-name="T26">meu </text:span><text:span text:style-name="T26">Deus </text:span><text:span text:style-name="T26">e em </text:span><text:span text:style-name="T26">Ti </text:span><text:span text:style-name="T26">confi</text:span><text:span text:style-name="T26">o</text:span></text:p><text:p text:style-name="P19"><text:span text:style-name="T26"><text:s text:c="8"/></text:span><text:span text:style-name="T27">F</text:span><text:span text:style-name="T26"> </text:span><text:span text:style-name="T26"><text:s text:c="11"/></text:span><text:span text:style-name="T26"><text:s text:c="3"/></text:span><text:span text:style-name="T27">C</text:span></text:p><text:p text:style-name="P19"><text:span text:style-name="T26">És </text:span><text:span text:style-name="T26">meu </text:span><text:span text:style-name="T26">Deus </text:span><text:span text:style-name="T26">e em </text:span><text:span text:style-name="T26">Ti </text:span><text:span text:style-name="T26">confi</text:span><text:span text:style-name="T26">o</text:span></text:p><text:p text:style-name="P19"><text:span text:style-name="T26"><text:s text:c="8"/></text:span><text:span text:style-name="T27">Dm</text:span><text:span text:style-name="T26"> <text:s text:c="5"/></text:span><text:span text:style-name="T26"><text:s text:c="8"/></text:span><text:span text:style-name="T27">Bb9</text:span></text:p><text:p text:style-name="P19"><text:span text:style-name="T26">És </text:span><text:span text:style-name="T26">meu </text:span><text:span text:style-name="T26">Deus </text:span><text:span text:style-name="T26">e em </text:span><text:span text:style-name="T26">Ti </text:span><text:span text:style-name="T26">confi</text:span><text:span text:style-name="T26">o</text:span></text:p></draw:text-box></draw:frame><draw:custom-shape text:anchor-type="paragraph" draw:z-index="3" draw:name="Forma2" draw:style-name="gr4" draw:text-style-name="P21" svg:width="6.033cm" svg:height="5.583cm" svg:x="10.823cm" svg:y="0.092cm"><text:p/><draw:enhanced-geometry svg:viewBox="0 0 21600 21600" draw:type="rectangle" draw:enhanced-path="M 0 0 L 21600 0 21600 21600 0 21600 0 0 Z N"/></draw:custom-shape></text:p>
      <text:p text:style-name="P16"><text:span text:style-name="T11"><text:s/></text:span><text:span text:style-name="T13">F</text:span></text:p>
      <text:p text:style-name="P12">Do céu, Tu olhas para mim</text:p>
      <text:p text:style-name="P14"><text:s/><text:span text:style-name="T21">C9</text:span></text:p>
      <text:p text:style-name="P12">Do céu, me enxergas bem</text:p>
      <text:p text:style-name="P14"><text:s text:c="3"/><text:span text:style-name="T21">Dm</text:span></text:p>
      <text:p text:style-name="P12">E não há um profundo lugar</text:p>
      <text:p text:style-name="P14"><text:s text:c="6"/><text:span text:style-name="T21">Bb9</text:span></text:p>
      <text:p text:style-name="P12">Onde Tu não me encontras com esse olhar</text:p>
      <text:p text:style-name="P16"><draw:line text:anchor-type="paragraph" draw:z-index="4" draw:name="Forma4" draw:style-name="gr5" draw:text-style-name="P22" svg:x1="13.495cm" svg:y1="0.088cm" svg:x2="5.445cm" svg:y2="0.961cm"><text:p/></draw:line></text:p>
      <text:p text:style-name="P16"><text:span text:style-name="T11"><text:s/></text:span><text:span text:style-name="T13">F</text:span></text:p>
      <text:p text:style-name="P12">Do céu, me proteges do mal</text:p>
      <text:p text:style-name="P14"><text:s/><text:span text:style-name="T21">C9</text:span></text:p>
      <text:p text:style-name="P12">Do céu, me ouves também</text:p>
      <text:p text:style-name="P14"><text:s text:c="3"/><text:span text:style-name="T21">Dm</text:span></text:p>
      <text:p text:style-name="P12">E se eu chamo ó Pai onde estás?</text:p>
      <text:p text:style-name="P9"/>
      <text:p text:style-name="P14"><text:s text:c="7"/><text:span text:style-name="T21">Bb9</text:span></text:p>
      <text:p text:style-name="P12">Tu respondes estou contigo</text:p>
      <text:p text:style-name="P14"><text:s text:c="8"/><text:span text:style-name="T21">Dm</text:span><text:span text:style-name="T22"> <text:s text:c="8"/><text:tab/><text:tab/> <text:s text:c="3"/></text:span><text:span text:style-name="T21">Bb9</text:span></text:p>
      <text:p text:style-name="P12">Não te deixo sozinho, filho</text:p>
      <text:p text:style-name="P16"/>
      <text:p text:style-name="P14"><text:s text:c="3"/><text:span text:style-name="T21">F</text:span></text:p>
      <text:p text:style-name="P12">Se eu caminhar pelo fogo</text:p>
      <text:p text:style-name="P14"><text:s text:c="14"/><text:span text:style-name="T21">Am</text:span></text:p>
      <text:p text:style-name="P12">Não me queimarei</text:p>
      <text:p text:style-name="P14"><text:s text:c="14"/><text:span text:style-name="T21">Bb9</text:span></text:p>
      <text:p text:style-name="P12">Por que Tu estás comigo</text:p>
      <text:p text:style-name="P14"><text:s text:c="3"/><text:span text:style-name="T21">Gm</text:span><text:span text:style-name="T22"> <text:s text:c="3"/></text:span><text:span text:style-name="T21">C9</text:span></text:p>
      <text:p text:style-name="P12">Estás comigo</text:p>
      <text:p text:style-name="P14"><text:s text:c="3"/><text:span text:style-name="T21">F</text:span></text:p>
      <text:p text:style-name="P12">Se eu caminhar sobre as águas</text:p>
      <text:p text:style-name="P14"><text:s text:c="11"/><text:span text:style-name="T21">Am</text:span></text:p>
      <text:p text:style-name="P12">Não afundarei</text:p>
      <text:p text:style-name="P14"><text:s text:c="14"/><text:span text:style-name="T21">Bb9</text:span></text:p>
      <text:p text:style-name="P12">Por que Tu estás comigo</text:p>
      <text:p text:style-name="P14"><text:s text:c="3"/><text:span text:style-name="T21">Gm</text:span><text:span text:style-name="T22"> <text:s text:c="3"/></text:span><text:span text:style-name="T21">C9</text:span></text:p>
      <text:p text:style-name="P11"><text:span text:style-name="T17">Estás comig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Mono" svg:font-family="'Roboto Mono', 'Courier New', Courier, monospace"/>
    <style:font-face style:name="Chilanka1" svg:font-family="Chilank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8-18T15:48:00</meta:creation-date>
    <meta:initial-creator>Arthur</meta:initial-creator>
    <dc:language>pt-BR</dc:language>
    <meta:print-date>2015-02-14T18:13:00</meta:print-date>
    <dc:date>2019-02-05T17:44:28.014021773</dc:date>
    <meta:editing-cycles>52</meta:editing-cycles>
    <meta:editing-duration>P1DT6H12M22S</meta:editing-duration>
    <meta:generator>LibreOffice/6.0.7.3$Linux_X86_64 LibreOffice_project/00m0$Build-3</meta:generator>
    <meta:document-statistic meta:table-count="0" meta:image-count="0" meta:object-count="0" meta:page-count="1" meta:paragraph-count="37" meta:word-count="113" meta:character-count="597" meta:non-whitespace-character-count="40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